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erif" svg:font-family="'DejaVu Serif'" style:font-pitch="variable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3.473cm" fo:min-width="24.02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5.042cm" fo:min-width="9.85cm" loext:decorative="false"/>
    </style:style>
    <style:style style:name="gr7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text-properties fo:font-size="21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1" fo:font-size="14pt" fo:font-style="normal" fo:text-shadow="none" style:text-underline-style="none" fo:font-weight="normal" style:letter-kerning="true" fo:background-color="transparent" style:font-name-asian="Font Awesome 6 Free Regular1" style:font-size-asian="14pt" style:font-style-asian="normal" style:font-weight-asian="normal" style:font-name-complex="Font Awesome 6 Free Regular1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1" fo:font-size="14pt" fo:font-style="normal" fo:text-shadow="none" style:text-underline-style="none" fo:font-weight="normal" style:letter-kerning="true" fo:background-color="transparent" style:font-name-asian="Font Awesome 6 Brands Regular1" style:font-size-asian="14pt" style:font-style-asian="normal" style:font-weight-asian="normal" style:font-name-complex="Font Awesome 6 Brands Regular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>
          <svg:title>TexMaths</svg:title>
          <svg:desc>28§display§\delt\!\!\int\!\!\! L\,\di t = 0 \qquad L= \frac12 m\,\bm{v}^2§svg§600§TRUE§</svg:desc>
          <draw:path draw:style-name="gr2" draw:text-style-name="P1" draw:layer="layout" svg:width="0.374cm" svg:height="0.687cm" svg:x="8.015cm" svg:y="3.939cm" svg:viewBox="0 0 375 688" svg:d="M322 6c-28-3-50-6-78-6-73 0-135 20-168 89-6 12-12 23-12 37 0 36 54 87 90 120-76 76-154 176-154 277 0 81 42 165 146 165 128 0 229-129 229-255 0-53-28-103-67-139-31-30-62-60-92-90-79-75-104-92-104-117 0-31 31-39 64-39 65 0 101 5 138 8 4-14 9-28 14-42-2-3-4-6-6-8zM179 266c59 58 135 139 135 209 0 81-45 163-121 163-81 0-117-95-117-165 0-76 33-137 103-207z">
            <text:p/>
          </draw:path>
          <draw:path draw:style-name="gr2" draw:text-style-name="P1" draw:layer="layout" svg:width="0.993cm" svg:height="2.264cm" svg:x="8.345cm" svg:y="3.226cm" svg:viewBox="0 0 994 2265" svg:d="M992 117c14-64-28-117-98-117-236 0-294 403-348 654-67 305-148 733-204 1041-25 148-95 531-229 531-37 0 39-36 42-87 5-44-17-72-62-72s-90 50-92 75c-6 53 28 123 103 123 235 0 291-358 336-576 59-280 151-766 204-1046 31-162 118-607 210-607 48 0-16 48-19 87 0 31 28 62 67 62 34 0 81-20 90-68z">
            <text:p/>
          </draw:path>
          <draw:path draw:style-name="gr2" draw:text-style-name="P1" draw:layer="layout" svg:width="0.494cm" svg:height="0.679cm" svg:x="9.219cm" svg:y="3.942cm" svg:viewBox="0 0 495 680" svg:d="M473 677c0-23 11-101 22-160-10 0-20 0-30 0-6 20-12 39-17 59-9 31-17 48-25 53-12 6-87 11-143 11-53 0-78-2-137-8 0-11 0-22 0-34 31-173 61-346 92-520 6-36 14-44 48-47 14-1 28-2 42-3 1-9 2-19 3-28-40 3-79 3-118 3-45 0-87 0-132-3-1 9-1 19-2 28 15 1 29 2 44 3 26 0 37 8 37 25 0 14-3 42-11 75-28 164-56 329-84 493-3 16-14 25-59 30-1 9-2 17-3 26 48 0 101-3 151-3 73 0 146 3 219 3 41 0 69 0 103-3z">
            <text:p/>
          </draw:path>
          <draw:path draw:style-name="gr2" draw:text-style-name="P1" draw:layer="layout" svg:width="0.534cm" svg:height="0.723cm" svg:x="9.958cm" svg:y="3.905cm" svg:viewBox="0 0 535 724" svg:d="M535 716c0-9 0-19 0-28-15-1-30-2-45-3-34-3-37-8-37-73 0-201 0-402 0-604-2-2-5-5-8-8-45 17-75 25-154 36 0 10 0 19 0 28 18 0 36 0 53 0 20 0 26 12 26 42 0 60 0 120 0 179-54-25-82-31-118-31-25 0-48 6-73 17-29 15-58 30-87 45-56 31-92 103-92 185 0 81 25 145 73 184 33 28 81 39 145 39 20 0 42-3 48-5 36-31 73-62 109-93-2 30-4 60-5 90 25 0 50-3 75-3 28 0 59 3 90 3zM370 498c0 61 0 72-14 95-28 47-76 75-124 75-86 0-148-81-148-198 0-106 53-171 143-171 36 0 75 14 112 37 19 14 31 28 31 33 0 43 0 86 0 129z">
            <text:p/>
          </draw:path>
          <draw:path draw:style-name="gr2" draw:text-style-name="P1" draw:layer="layout" svg:width="0.262cm" svg:height="0.639cm" svg:x="10.574cm" svg:y="3.987cm" svg:viewBox="0 0 263 640" svg:d="M218 537c-2-7-5-13-8-20-15 11-30 21-45 31-28 22-47 31-59 31-8 0-14-9-14-20 0-25 12-103 42-246 5-20 10-41 14-61 35 0 69 0 104 0 4-17 7-34 11-51-36 6-70 6-106 6 14-90 25-140 42-190-3-6-6-11-9-17-19 14-47 25-78 36-7 55-15 110-22 165-45 23-70 34-87 37-1 4-2 9-3 14 27 0 54 0 81 0-18 92-35 184-53 277-6 25-14 47-14 72s11 39 31 39c33 0 67-19 145-81 17-14 12-8 28-22z">
            <text:p/>
          </draw:path>
          <draw:path draw:style-name="gr2" draw:text-style-name="P1" draw:layer="layout" svg:width="0.528cm" svg:height="0.265cm" svg:x="11.257cm" svg:y="4.221cm" svg:viewBox="0 0 529 266" svg:d="M0 59c176 0 353 0 529 0 0-20 0-39 0-59-176 0-353 0-529 0 0 20 0 39 0 59zM0 266c176 0 353 0 529 0 0-19 0-38 0-56-176 0-353 0-529 0 0 18 0 37 0 56z">
            <text:p/>
          </draw:path>
          <draw:path draw:style-name="gr2" draw:text-style-name="P1" draw:layer="layout" svg:width="0.427cm" svg:height="0.695cm" svg:x="12.152cm" svg:y="3.942cm" svg:viewBox="0 0 428 696" svg:d="M428 319c0-216-61-319-198-319-152 0-230 123-230 361 0 114 22 212 56 260 34 47 90 75 151 75 149 0 221-126 221-377zM347 366c0 210-36 297-129 297-95 0-134-98-134-339 0-207 36-288 129-288 95 0 134 95 134 330z">
            <text:p/>
          </draw:path>
          <draw:path draw:style-name="gr2" draw:text-style-name="P1" draw:layer="layout" svg:width="0.497cm" svg:height="0.679cm" svg:x="14.619cm" svg:y="3.942cm" svg:viewBox="0 0 498 680" svg:d="M476 677c-3-23 8-101 22-160-10 0-20 0-31 0-5 20-11 39-16 59-9 31-17 48-28 53-12 6-84 11-140 11-53 0-79-2-140-8 0-11 0-22 3-34 29-173 59-346 89-520 9-36 14-44 51-47 14-1 28-2 42-3 0-9 1-19 2-28-39 3-78 3-117 3-45 0-90 0-132-3-2 9-4 19-5 28 15 1 31 2 47 3 23 0 34 8 34 25 0 14-3 42-9 75-28 164-56 329-84 493-2 16-16 25-58 30-2 9-4 17-6 26 50 0 101-3 151-3 73 0 149 3 221 3 39 0 67 0 104-3z">
            <text:p/>
          </draw:path>
          <draw:path draw:style-name="gr2" draw:text-style-name="P1" draw:layer="layout" svg:width="0.525cm" svg:height="0.265cm" svg:x="15.497cm" svg:y="4.221cm" svg:viewBox="0 0 526 266" svg:d="M0 59c175 0 351 0 526 0 0-20 0-39 0-59-175 0-351 0-526 0 0 20 0 39 0 59zM0 266c175 0 351 0 526 0 0-19 0-38 0-56-175 0-351 0-526 0 0 18 0 37 0 56z">
            <text:p/>
          </draw:path>
          <draw:path draw:style-name="gr2" draw:text-style-name="P1" draw:layer="layout" svg:width="0.352cm" svg:height="0.684cm" svg:x="16.542cm" svg:y="3.273cm" svg:viewBox="0 0 353 685" svg:d="M353 685c0-10 0-20 0-31-18-1-36-2-53-2-54-3-62-14-62-65 0-194 0-388 0-581-5-2-9-4-14-6-64 34-134 64-224 95 2 14 4 28 6 42 3 0 7 0 11 0 42-20 87-39 129-59 5 0 8 9 8 34 0 158 0 317 0 475 0 51-11 62-64 65-18 0-36 1-54 2 0 11 0 21 0 31 54-3 107-3 163-3 50 0 101 0 154 3z">
            <text:p/>
          </draw:path>
          <draw:path draw:style-name="gr2" draw:text-style-name="P1" draw:layer="layout" svg:width="0.492cm" svg:height="0.055cm" svg:x="16.483cm" svg:y="4.339cm" svg:viewBox="0 0 493 56" svg:d="M0 0c164 0 328 0 493 0 0 19 0 37 0 56-165 0-329 0-493 0 0-19 0-37 0-56z">
            <text:p/>
          </draw:path>
          <draw:path draw:style-name="gr2" draw:text-style-name="P1" draw:layer="layout" svg:width="0.441cm" svg:height="0.679cm" svg:x="16.5cm" svg:y="4.616cm" svg:viewBox="0 0 442 680" svg:d="M442 680c0-20 0-31 0-45 0-11 0-23 0-45-113 4-226 7-338 11 59-63 119-127 179-190 95-101 123-154 123-229 0-112-76-182-202-182-70 0-117 20-165 70-5 44-11 88-17 131 10 0 19 0 28 0 4-15 8-29 12-44 16-56 53-81 117-81 84 0 140 53 140 137 0 72-42 145-154 262-55 60-110 120-165 179 0 9 0 17 0 26 73-3 146-3 218-3 76 0 152 0 224 3z">
            <text:p/>
          </draw:path>
          <draw:path draw:style-name="gr2" draw:text-style-name="P1" draw:layer="layout" svg:width="0.702cm" svg:height="0.477cm" svg:x="17.135cm" svg:y="4.149cm" svg:viewBox="0 0 703 478" svg:d="M703 389c-4-7-8-13-12-20-8 6-16 11-25 17-28 19-50 31-59 31-8 0-14-9-14-20s3-19 9-39c24-97 48-194 73-291 2-17 5-33 5-42 0-14-8-25-25-25-28 0-64 17-123 59-62 44-98 78-146 145 11-45 21-89 31-134 3-20 6-34 6-39 0-20-9-31-25-31-31 0-76 20-129 62-42 33-62 53-126 139 10-43 20-85 31-128 5-17 8-31 8-42 0-20-11-31-22-31-23 0-59 20-132 73-9 6-19 13-28 19 3 7 6 13 8 20 11-8 21-15 31-23 34-22 39-25 45-25 11 0 20 12 20 25 0 51-42 241-82 381 1 3 2 5 3 8 23-4 45-9 67-14 7-33 13-67 20-100 25-107 50-165 106-224 40-45 84-76 112-76 6 0 12 9 12 23 0 33-23 145-62 316-6 22-11 44-17 67 2 3 4 5 6 8 22-4 45-9 67-14 6-34 13-69 20-103 16-81 50-154 92-202 53-58 103-95 134-95 9 0 14 12 14 25 0 26-3 40-25 124-14 51-28 102-42 153-8 28-14 53-14 73 0 25 11 39 31 39 25 0 61-19 157-89z">
            <text:p/>
          </draw:path>
          <draw:path draw:style-name="gr2" draw:text-style-name="P1" draw:layer="layout" svg:width="0.483cm" svg:height="0.474cm" svg:x="18.118cm" svg:y="4.16cm" svg:viewBox="0 0 484 475" svg:d="M484 98c0-53-31-98-67-98-8 0-14 3-25 6-31 36-48 50-64 64 2 6 5 13 8 19 8-5 22-11 36-11 23 0 37 23 37 53 0 56-23 137-56 196-34 59-70 87-112 87s-65-34-65-98c0-39 6-78 20-120 20-67 48-109 104-176-5-7-10-13-14-20-12 8-40 14-62 14-42 0-109-6-132-6-16 0-30 0-50 6-14 43-28 86-42 129 9 0 19 0 28 0 9-20 19-40 28-59 3-6 14-8 42-8 64 0 101-3 134-12-14 14-28 28-42 42-92 93-123 151-123 232 0 87 45 137 118 137 53 0 109-28 159-78 81-84 140-210 140-299z">
            <text:p/>
          </draw:path>
          <draw:path draw:style-name="gr2" draw:text-style-name="P1" draw:layer="layout" svg:width="0.324cm" svg:height="0.494cm" svg:x="18.708cm" svg:y="3.721cm" svg:viewBox="0 0 325 495" svg:d="M325 495c-3-14-3-22-3-31 0-11 0-17 3-33-83 2-166 5-249 8 43-47 87-93 131-140 70-72 90-112 90-168 0-81-56-131-146-131-53 0-87 14-123 50-4 33-7 66-11 98 6 0 13 0 19 0 4-11 8-22 12-33 11-42 36-62 84-62 61 0 100 39 100 101 0 53-30 106-112 193-40 43-80 86-120 128 0 7 0 13 0 20 53 0 106-3 160-3 56 0 109 3 165 3z">
            <text:p/>
          </draw:path>
        </draw:g>
        <draw:g draw:style-name="gr1">
          <svg:title>TexMaths</svg:title>
          <svg:desc>28§display§\bm{F}=\frac{\di}{\di t}m\,\bm{v} \qquad \bm{F}=0§svg§600§TRUE§</svg:desc>
          <draw:path draw:style-name="gr2" draw:text-style-name="P1" draw:layer="layout" svg:width="0.587cm" svg:height="0.667cm" svg:x="9.222cm" svg:y="8.202cm" svg:viewBox="0 0 588 668" svg:d="M563 157c8-50 16-99 25-149-4-1-8-3-11-5-57-1-114-2-171-3-59 0-93 3-151 3-62 0-105-2-157-3-2 10-4 21-6 31 17 1 34 2 51 3 33 2 45 8 45 30 0 6-3 14-3 20-27 151-54 302-81 453-14 76-26 92-56 95-14 1-28 2-42 3-2 11-4 22-6 33 50 0 92-2 151-2 65 0 108 2 162 2 2-11 4-22 6-33-20-1-41-2-61-3-28-3-37-11-37-31 0-8 0-19 3-33 12-65 24-129 36-193 18 0 36 0 53 0 56 2 112 4 168 5 5-15 10-29 14-44-1-4-3-8-5-12-46 1-92 2-137 3-28 0-56 0-84 0 16-93 31-186 47-279 34-3 62 0 93 0 25 0 106 5 114 14 6 5 9 16 9 41 0 18 0 36 0 54 10 0 20 0 31 0z">
            <text:p/>
          </draw:path>
          <draw:path draw:style-name="gr2" draw:text-style-name="P1" draw:layer="layout" svg:width="0.528cm" svg:height="0.265cm" svg:x="10.188cm" svg:y="8.471cm" svg:viewBox="0 0 529 266" svg:d="M0 59c176-1 353-2 529-3 0-19 0-37 0-56-176 0-353 0-529 0 0 20 0 39 0 59zM0 266c176 0 353 0 529 0 0-20 0-39 0-59-176 0-353 0-529 0 0 20 0 39 0 59z">
            <text:p/>
          </draw:path>
          <draw:path draw:style-name="gr2" draw:text-style-name="P1" draw:layer="layout" svg:width="0.534cm" svg:height="0.723cm" svg:x="11.405cm" svg:y="7.489cm" svg:viewBox="0 0 535 724" svg:d="M535 716c0-9 0-19 0-28-15-1-30-2-45-3-34-3-37-11-37-72 0-202 0-403 0-605-2-2-5-5-8-8-45 17-76 25-154 36 0 10 0 19 0 28 19 0 37 0 56 0 17 0 25 12 25 39 0 61 0 122 0 182-56-25-84-33-117-33-28 0-51 8-76 19-29 15-58 30-87 45-56 31-92 101-92 185 0 78 28 145 76 184 33 28 78 39 142 39 20 0 42-2 48-8 36-30 73-60 109-89-2 29-4 59-6 89 26-3 51-3 76-3 31 0 62 0 90 3zM372 495c0 64-3 76-17 98-28 45-75 75-120 75-87 0-148-83-148-198 0-109 53-171 140-171 39 0 78 11 112 37 19 14 33 25 33 33 0 42 0 84 0 126z">
            <text:p/>
          </draw:path>
          <draw:path draw:style-name="gr2" draw:text-style-name="P1" draw:layer="layout" svg:width="0.995cm" svg:height="0.058cm" svg:x="11.173cm" svg:y="8.585cm" svg:viewBox="0 0 996 59" svg:d="M0 0c332 0 664 0 996 0 0 20 0 39 0 59-332 0-664 0-996 0 0-20 0-39 0-59z">
            <text:p/>
          </draw:path>
          <draw:path draw:style-name="gr2" draw:text-style-name="P1" draw:layer="layout" svg:width="0.534cm" svg:height="0.723cm" svg:x="11.206cm" svg:y="8.829cm" svg:viewBox="0 0 535 724" svg:d="M535 716c0-10 0-21 0-31-15-1-30-2-45-3-34-2-37-8-37-69 0-202 0-403 0-605-2-2-5-5-8-8-42 17-76 22-154 36 0 10 0 19 0 28 19 0 37 0 56 0 17 0 25 9 25 39 0 60 0 120 0 179-56-22-84-30-117-30-28 0-51 5-76 19-29 15-58 30-87 45-56 28-92 101-92 185 0 78 28 142 76 181 33 28 78 42 142 42 20 0 42-5 48-8 36-31 73-62 109-92-2 30-4 61-6 92 28-3 51-3 76-3 31 0 62 0 90 3zM372 495c0 64-3 73-17 95-25 48-75 78-120 78-87 0-148-83-148-201 0-106 53-171 140-171 39 0 78 14 112 37 22 14 33 28 33 36 0 42 0 84 0 126z">
            <text:p/>
          </draw:path>
          <draw:path draw:style-name="gr2" draw:text-style-name="P1" draw:layer="layout" svg:width="0.262cm" svg:height="0.639cm" svg:x="11.825cm" svg:y="8.91cm" svg:viewBox="0 0 263 640" svg:d="M218 534c-3-5-7-11-11-17-14 10-28 19-42 28-31 23-47 31-61 31-6 0-12-8-12-19 0-26 12-101 42-247 4-20 8-41 12-61 35 0 70 0 106 0 4-16 7-32 11-48-39 3-73 6-109 6 17-92 28-140 45-193-4-5-8-9-11-14-20 11-45 22-76 34-8 56-17 111-25 167-42 20-67 31-87 37 0 3 0 7 0 11 27 0 54 0 81 0-18 92-37 185-56 277-3 25-11 50-11 75 0 23 11 39 28 39 36 0 67-19 146-81 16-14 11-11 30-25z">
            <text:p/>
          </draw:path>
          <draw:path draw:style-name="gr2" draw:text-style-name="P1" draw:layer="layout" svg:width="0.699cm" svg:height="0.48cm" svg:x="12.332cm" svg:y="8.395cm" svg:viewBox="0 0 700 481" svg:d="M700 389c-3-6-6-11-9-17-8 6-16 11-25 17-28 17-50 28-61 28-6 0-12-9-12-20 0-8 3-17 6-39 25-97 50-194 76-291 2-17 5-31 5-39 0-17-8-28-25-28-28 0-64 17-126 62-62 41-95 75-143 145 10-45 19-90 28-134 6-20 9-37 9-42 0-20-12-31-26-31-30 0-75 22-128 64-45 31-65 53-126 140 10-44 20-87 31-131 5-17 5-31 5-42 0-20-8-31-22-31-20 0-56 22-129 73-9 6-19 13-28 19 2 7 4 13 6 20 10-7 20-13 30-20 37-25 40-25 48-25 11 0 17 9 17 25 0 51-39 238-79 378 1 4 2 7 3 11 22-5 43-9 65-14 7-33 14-67 22-101 22-109 50-165 104-223 42-48 86-76 111-76 9 0 12 9 12 20 0 36-20 145-62 319-5 21-9 42-14 64 1 4 2 7 3 11 23-5 47-9 70-14 6-35 13-71 19-106 14-79 48-151 93-199 53-61 103-95 134-95 9 0 11 9 11 25 0 23 0 37-22 121-15 51-30 102-45 153-5 28-11 54-11 76 0 25 11 39 28 39 28 0 62-20 157-92z">
            <text:p/>
          </draw:path>
          <draw:path draw:style-name="gr2" draw:text-style-name="P1" draw:layer="layout" svg:width="0.483cm" svg:height="0.474cm" svg:x="13.314cm" svg:y="8.409cm" svg:viewBox="0 0 484 475" svg:d="M484 95c0-50-33-95-70-95-5 0-11 0-25 3-31 36-45 53-64 67 3 6 7 13 11 20 8-9 19-12 33-12 23 0 40 23 40 53 0 56-23 138-56 196-34 56-73 87-115 87s-64-36-64-101c0-39 5-78 19-117 23-67 48-109 106-179-4-6-9-11-14-17-11 8-39 14-64 14-42 0-106-6-131-6-14-2-28 0-51 3-13 43-26 86-39 129 9 0 19 0 28 0 9-20 19-39 28-59 0-5 14-5 39-5 67 0 101-3 135-12-14 13-27 26-40 39-92 93-123 152-123 235 0 87 42 137 115 137 53 0 112-27 159-78 84-84 143-212 143-302z">
            <text:p/>
          </draw:path>
          <draw:path draw:style-name="gr2" draw:text-style-name="P1" draw:layer="layout" svg:width="0.584cm" svg:height="0.667cm" svg:x="15.872cm" svg:y="8.202cm" svg:viewBox="0 0 585 668" svg:d="M563 157c7-50 15-99 22-149-3-1-6-3-8-5-57-1-114-2-171-3-59 0-95 3-154 3-62 0-105-2-157-3-1 10-2 21-3 31 16 1 32 2 48 3 36 2 45 8 45 30 0 6 0 14 0 20-27 151-54 302-81 453-14 76-26 92-56 95-14 1-28 2-42 3-2 11-4 22-6 33 50 0 92-2 151-2 62 0 107 2 160 2 2-11 3-22 5-33-20-1-41-2-61-3-25-3-34-11-34-31 0-8 0-19 3-33 12-65 24-129 36-193 18 0 36 0 53 0 56 2 111 4 166 5 4-15 9-29 14-44-2-4-4-8-6-12-46 1-91 2-137 3-28 0-56 0-84 0 17-93 33-186 50-279 31-3 59 0 90 0 25 0 106 5 117 14 6 5 6 16 6 41 0 18 0 36 0 54 11 0 22 0 34 0z">
            <text:p/>
          </draw:path>
          <draw:path draw:style-name="gr2" draw:text-style-name="P1" draw:layer="layout" svg:width="0.525cm" svg:height="0.265cm" svg:x="16.838cm" svg:y="8.471cm" svg:viewBox="0 0 526 266" svg:d="M0 59c175-1 351-2 526-3 0-19 0-37 0-56-175 0-351 0-526 0 0 20 0 39 0 59zM0 266c175 0 351 0 526 0 0-20 0-39 0-59-175 0-351 0-526 0 0 20 0 39 0 59z">
            <text:p/>
          </draw:path>
          <draw:path draw:style-name="gr2" draw:text-style-name="P1" draw:layer="layout" svg:width="0.427cm" svg:height="0.695cm" svg:x="17.734cm" svg:y="8.191cm" svg:viewBox="0 0 428 696" svg:d="M428 316c0-215-64-316-198-316-154 0-230 120-230 358 0 115 18 215 53 263 35 47 90 75 151 75 149 0 224-128 224-380zM344 366c0 210-36 294-126 294-95 0-137-98-137-338 0-207 37-288 129-288 98 0 134 97 134 332z">
            <text:p/>
          </draw:path>
        </draw:g>
        <draw:g draw:style-name="gr1">
          <svg:title>TexMaths</svg:title>
          <svg:desc>28§latex§\begin{gathered}
\delt\!\!\int\!\!\! L\,\di t = 0 \quad L= \frac12 m\,\bm{v}^2
\\[\jot]
\bm{F}=\frac{\di}{\di t}m\,\bm{v} \quad \bm{F}=0
\end{gathered}§svg§600§TRUE§</svg:desc>
          <draw:path draw:style-name="gr2" draw:text-style-name="P1" draw:layer="layout" svg:width="0.374cm" svg:height="0.69cm" svg:x="8.015cm" svg:y="12.942cm" svg:viewBox="0 0 375 691" svg:d="M322 6c-28-3-50-6-78-6-73 0-135 20-168 90-6 11-12 25-12 36 0 39 54 87 90 120-76 79-154 177-154 280 0 78 42 165 146 165 128 0 229-128 229-254 0-56-28-104-67-143-31-30-62-60-92-90-79-75-104-89-104-117 0-31 31-39 64-39 65 0 101 5 138 8 4-14 9-28 13-42-1-3-3-6-5-8zM179 269c59 58 135 137 135 207 0 84-45 162-121 162-81 0-117-92-117-165s33-134 103-204z">
            <text:p/>
          </draw:path>
          <draw:path draw:style-name="gr2" draw:text-style-name="P1" draw:layer="layout" svg:width="0.993cm" svg:height="2.269cm" svg:x="8.345cm" svg:y="12.228cm" svg:viewBox="0 0 994 2270" svg:d="M991 118c14-65-28-118-97-118-236 0-294 403-350 655-65 305-146 736-202 1041-25 148-95 534-229 534-37 0 36-36 42-86 5-48-17-73-62-73s-90 48-92 76c-6 53 28 123 103 123 235 0 291-359 336-580 59-280 151-766 204-1046 31-163 118-608 210-608 48 0-16 48-19 87 0 31 28 62 67 62 34 0 81-20 89-67z">
            <text:p/>
          </draw:path>
          <draw:path draw:style-name="gr2" draw:text-style-name="P1" draw:layer="layout" svg:width="0.494cm" svg:height="0.679cm" svg:x="9.219cm" svg:y="12.947cm" svg:viewBox="0 0 495 680" svg:d="M473 677c0-25 8-100 22-162-10 0-20 0-30 0-6 20-12 41-17 62-9 30-17 47-25 50-12 5-87 11-143 11-53 0-78 0-137-6 0-14 0-22 0-36 31-173 61-347 92-520 6-37 11-45 48-48 14-1 28-2 42-3 1-8 2-17 2-25-39 0-78 3-117 3-45 0-87-3-132-3-1 8-1 17-2 25 15 1 29 2 44 3 26 0 37 8 37 25 0 14-3 45-11 76-28 165-56 330-84 495-3 17-14 22-59 31-1 8-2 17-3 25 48-3 101-3 148-3 76 0 149 3 221 3 42 0 70 0 104-3z">
            <text:p/>
          </draw:path>
          <draw:path draw:style-name="gr2" draw:text-style-name="P1" draw:layer="layout" svg:width="0.534cm" svg:height="0.724cm" svg:x="9.958cm" svg:y="12.911cm" svg:viewBox="0 0 535 725" svg:d="M535 716c0-10 0-20 0-30-15-1-30-2-45-3-34 0-37-9-37-70 0-202 0-403 0-605-3-2-7-5-11-8-42 17-75 22-151 36 0 10 0 19 0 28 18 0 36 0 53 0 20 0 25 9 25 40 0 59 0 119 0 179-55-23-81-31-117-31-25 0-50 5-73 19-29 15-58 30-87 45-56 28-92 101-92 185 0 78 25 143 73 182 33 28 81 42 145 42 20 0 42-3 48-9 36-29 73-59 109-89-2 30-4 60-6 89 26-2 51-2 76-2 28 0 59 0 90 2zM369 495c0 65-2 73-14 98-28 45-75 76-123 76-86 0-148-84-148-202 0-106 53-168 143-168 36 0 75 12 112 37 19 11 30 25 30 33 0 42 0 84 0 126z">
            <text:p/>
          </draw:path>
          <draw:path draw:style-name="gr2" draw:text-style-name="P1" draw:layer="layout" svg:width="0.262cm" svg:height="0.64cm" svg:x="10.573cm" svg:y="12.992cm" svg:viewBox="0 0 263 641" svg:d="M218 535c-2-6-5-12-8-17-15 10-30 20-45 31-28 19-47 28-59 28-8 0-14-9-14-20 0-25 12-101 42-246 5-21 10-41 14-62 35 0 69 0 104 0 4-16 7-32 11-48-36 3-70 6-106 6 14-92 25-140 42-193-4-5-8-9-11-14-20 11-45 22-76 34-8 56-17 112-25 167-42 20-67 31-84 37-1 4-2 7-3 11 27 0 54 0 81 0-18 92-35 185-53 277-6 25-14 51-14 76s11 39 31 39c33 0 67-20 143-81 19-14 14-11 30-25z">
            <text:p/>
          </draw:path>
          <draw:path draw:style-name="gr2" draw:text-style-name="P1" draw:layer="layout" svg:width="0.528cm" svg:height="0.265cm" svg:x="11.256cm" svg:y="13.227cm" svg:viewBox="0 0 529 266" svg:d="M0 59c176-1 353-2 529-3 0-19 0-37 0-56-176 0-353 0-529 0 0 20 0 39 0 59zM0 266c176 0 353 0 529 0 0-20 0-39 0-59-176 0-353 0-529 0 0 20 0 39 0 59z">
            <text:p/>
          </draw:path>
          <draw:path draw:style-name="gr2" draw:text-style-name="P1" draw:layer="layout" svg:width="0.427cm" svg:height="0.696cm" svg:x="12.152cm" svg:y="12.947cm" svg:viewBox="0 0 428 697" svg:d="M428 316c0-215-64-316-198-316-152 0-230 120-230 358 0 115 21 216 56 263 35 48 90 76 148 76 149 0 224-129 224-381zM347 367c0 210-39 296-129 296-95 0-134-100-134-341 0-207 36-288 129-288 95 0 134 95 134 333z">
            <text:p/>
          </draw:path>
          <draw:path draw:style-name="gr2" draw:text-style-name="P1" draw:layer="layout" svg:width="0.497cm" svg:height="0.679cm" svg:x="13.633cm" svg:y="12.947cm" svg:viewBox="0 0 498 680" svg:d="M476 677c-3-25 8-100 22-162-10 0-20 0-31 0-5 20-11 41-16 62-9 30-17 47-26 50-14 5-86 11-142 11-53 0-79 0-137-6 0-14 0-22 0-36 29-173 59-347 89-520 9-37 14-45 51-48 14-1 28-2 41-3 1-8 2-17 3-25-39 0-78 3-117 3-45 0-87-3-132-3-1 8-2 17-3 25 15 1 30 2 45 3 25 0 34 8 34 25 0 14-3 45-9 76-28 165-56 330-84 495-2 17-14 22-58 31-2 8-4 17-6 25 50-3 101-3 151-3 76 0 149 3 221 3 39 0 70 0 104-3z">
            <text:p/>
          </draw:path>
          <draw:path draw:style-name="gr2" draw:text-style-name="P1" draw:layer="layout" svg:width="0.528cm" svg:height="0.265cm" svg:x="14.512cm" svg:y="13.227cm" svg:viewBox="0 0 529 266" svg:d="M0 59c176-1 353-2 529-3 0-19 0-37 0-56-176 0-353 0-529 0 0 20 0 39 0 59zM0 266c176 0 353 0 529 0 0-20 0-39 0-59-176 0-353 0-529 0 0 20 0 39 0 59z">
            <text:p/>
          </draw:path>
          <draw:path draw:style-name="gr2" draw:text-style-name="P1" draw:layer="layout" svg:width="0.352cm" svg:height="0.685cm" svg:x="15.556cm" svg:y="12.276cm" svg:viewBox="0 0 353 686" svg:d="M353 686c0-11 0-21 0-31-17-1-34-2-51-3-56-3-64-14-64-64 0-194 0-388 0-582-5-2-9-4-14-6-64 34-134 64-224 95 3 14 6 28 8 42 3 0 6 0 9 0 45-19 87-39 129-59 8 0 8 9 8 34 0 159 0 317 0 476 0 50-11 61-64 64-18 1-36 2-54 3 0 10 0 20 0 31 54-3 107-3 163-3 50 0 103 0 154 3z">
            <text:p/>
          </draw:path>
          <draw:path draw:style-name="gr2" draw:text-style-name="P1" draw:layer="layout" svg:width="0.492cm" svg:height="0.058cm" svg:x="15.497cm" svg:y="13.342cm" svg:viewBox="0 0 493 59" svg:d="M0 0c164 0 328 0 493 0 0 20 0 39 0 59-165 0-329 0-493 0 0-20 0-39 0-59z">
            <text:p/>
          </draw:path>
          <draw:path draw:style-name="gr2" draw:text-style-name="P1" draw:layer="layout" svg:width="0.441cm" svg:height="0.679cm" svg:x="15.514cm" svg:y="13.622cm" svg:viewBox="0 0 442 680" svg:d="M442 680c0-22 0-31 0-45s0-22 0-44c-113 3-226 7-338 11 59-64 119-127 179-191 95-100 123-156 123-229 0-112-76-182-202-182-70 0-117 20-165 67-5 45-11 90-17 134 10 0 19 0 28 0 4-14 8-29 12-44 16-56 53-81 117-81 87 0 140 53 140 137 0 72-42 145-154 263-55 59-110 119-165 179 0 8 0 17 0 25 73-3 146-3 218-3 76 0 151 0 224 3z">
            <text:p/>
          </draw:path>
          <draw:path draw:style-name="gr2" draw:text-style-name="P1" draw:layer="layout" svg:width="0.702cm" svg:height="0.48cm" svg:x="16.149cm" svg:y="13.152cm" svg:viewBox="0 0 703 481" svg:d="M703 389c-4-6-8-11-12-17-8 6-16 11-25 17-28 17-50 28-59 28-8 0-14-8-14-20 0-8 3-16 9-39 24-97 48-194 73-291 2-17 8-31 8-39 0-17-11-28-28-28-28 0-64 17-123 59-62 45-98 78-146 148 11-45 21-89 31-134 3-20 6-37 6-42 0-20-9-31-26-31-28 0-75 22-128 62-42 33-62 56-126 142 11-44 22-87 33-131 3-17 6-31 6-42 0-20-8-31-22-31-23 0-59 20-132 73-9 6-19 13-28 19 3 7 6 13 8 20 11-7 21-13 31-20 37-25 39-25 45-25 11 0 20 9 20 25 0 48-42 238-82 378 1 4 2 8 3 11 23-4 45-9 67-14 8-33 15-67 23-100 22-110 47-168 103-227 40-45 84-73 112-73 6 0 11 9 11 20 0 33-22 145-61 319-6 21-11 43-17 64 2 4 4 8 6 11 22-4 45-9 67-14 6-35 13-71 19-106 17-78 51-151 93-201 53-59 103-93 134-93 9 0 14 9 14 25 0 23-3 37-25 121-14 51-28 102-42 154-8 28-14 53-14 75 0 25 11 39 31 39 25 0 61-19 157-92z">
            <text:p/>
          </draw:path>
          <draw:path draw:style-name="gr2" draw:text-style-name="P1" draw:layer="layout" svg:width="0.483cm" svg:height="0.475cm" svg:x="17.132cm" svg:y="13.166cm" svg:viewBox="0 0 484 476" svg:d="M484 95c0-50-31-95-67-95-8 0-14 0-25 3-31 36-48 53-65 64 3 8 6 15 9 23 8-9 22-12 36-12 23 0 37 23 37 54 0 53-23 137-56 195-34 56-70 87-112 87s-65-36-65-101c0-39 6-78 20-117 22-70 48-109 104-179-5-6-10-11-14-17-12 6-40 14-62 14-42 0-109-6-132-8-16 0-28 2-50 5-14 43-28 86-42 129 9 0 19 0 28 0 9-20 19-39 28-59 3-5 14-5 42-5 64 0 101-3 134-12-14 13-28 26-42 40-92 92-123 151-123 235 0 86 45 137 118 137 53 0 112-28 159-79 81-84 140-212 140-302z">
            <text:p/>
          </draw:path>
          <draw:path draw:style-name="gr2" draw:text-style-name="P1" draw:layer="layout" svg:width="0.324cm" svg:height="0.494cm" svg:x="17.722cm" svg:y="12.723cm" svg:viewBox="0 0 325 495" svg:d="M325 495c-3-14-3-19-3-30 0-9 0-17 3-34-83 3-166 6-249 8 43-46 87-93 131-140 70-72 90-111 90-165 0-84-56-134-146-134-53 0-87 14-123 50-4 33-7 66-11 98 6 0 13 0 19 0 4-11 8-22 12-33 11-42 36-59 84-59 61 0 100 39 100 98 0 56-30 109-112 193-40 44-80 88-120 132 0 5 0 11 0 16 53 0 106 0 160 0 56 0 109 0 165 0z">
            <text:p/>
          </draw:path>
          <draw:path draw:style-name="gr2" draw:text-style-name="P1" draw:layer="layout" svg:width="0.587cm" svg:height="0.671cm" svg:x="9.051cm" svg:y="15.917cm" svg:viewBox="0 0 588 672" svg:d="M563 160c8-51 16-101 25-152-4-1-8-3-11-5-57-1-114-2-171-3-59 0-92 3-154 3-59 0-103-2-154-3-2 10-4 21-6 31 16 1 32 2 48 3 36 2 45 11 45 33 0 3 0 11 0 20-27 150-54 300-81 450-14 79-26 95-56 95-14 1-28 2-42 3-2 12-4 25-6 37 50-1 92-3 151-3 62 0 108 2 163 3 0-12 1-25 2-37-20-1-41-2-61-3-25 0-34-8-34-28 0-8 0-19 3-33 12-64 24-129 36-193 18 0 36 0 54 0 55 2 110 4 165 5 4-15 9-31 14-47-1-3-2-6-3-9-46 1-92 2-137 3-28 0-56 0-84 0 16-93 31-186 47-280 34-2 59-2 93-2 25 0 103 5 114 16 6 6 9 14 9 42 0 18 0 36 0 54 10 0 20 0 31 0z">
            <text:p/>
          </draw:path>
          <draw:path draw:style-name="gr2" draw:text-style-name="P1" draw:layer="layout" svg:width="0.525cm" svg:height="0.268cm" svg:x="10.016cm" svg:y="16.185cm" svg:viewBox="0 0 526 269" svg:d="M0 59c175 0 351 0 526 0 0-20 0-39 0-59-175 0-351 0-526 0 0 20 0 39 0 59zM0 269c175 0 351 0 526 0 0-20 0-40 0-59-175 0-351 0-526 0 0 19 0 39 0 59z">
            <text:p/>
          </draw:path>
          <draw:path draw:style-name="gr2" draw:text-style-name="P1" draw:layer="layout" svg:width="0.534cm" svg:height="0.724cm" svg:x="11.234cm" svg:y="15.206cm" svg:viewBox="0 0 535 725" svg:d="M535 716c0-10 0-20 0-30-15-1-30-2-45-3-34-3-37-9-37-70 0-203 0-405 0-607-2-2-5-4-8-6-45 17-76 22-154 36 0 9 0 17 0 26 19 0 37 0 56 0 17 0 22 11 22 42 0 59 0 119 0 179-53-23-81-31-114-31-28 0-51 5-76 19-29 15-58 30-87 45-56 28-92 101-92 185 0 78 25 143 76 182 33 28 78 42 142 42 20 0 42-6 48-9 36-30 73-61 109-92-2 31-4 62-6 92 26-2 51-2 76-2 31 0 59 0 90 2zM369 495c0 65 0 73-14 96-28 47-75 78-120 78-87 0-151-84-151-202 0-106 53-170 143-170 36 0 75 14 112 36 19 14 30 28 30 36 0 42 0 84 0 126z">
            <text:p/>
          </draw:path>
          <draw:path draw:style-name="gr2" draw:text-style-name="P1" draw:layer="layout" svg:width="0.995cm" svg:height="0.058cm" svg:x="11.002cm" svg:y="16.303cm" svg:viewBox="0 0 996 59" svg:d="M0 0c332 0 664 0 996 0 0 20 0 39 0 59-332 0-664 0-996 0 0-20 0-39 0-59z">
            <text:p/>
          </draw:path>
          <draw:path draw:style-name="gr2" draw:text-style-name="P1" draw:layer="layout" svg:width="0.534cm" svg:height="0.727cm" svg:x="11.035cm" svg:y="16.543cm" svg:viewBox="0 0 535 728" svg:d="M535 719c0-10 0-20 0-31-15 0-30-1-45-2-34-3-37-9-37-70 0-203 0-405 0-608-2-2-5-5-8-8-45 17-76 25-154 36 0 10 0 19 0 28 19 0 37 0 56 0 17 0 25 12 25 42 0 60 0 120 0 179-56-22-84-30-117-30-28 0-51 5-76 16-29 16-58 32-87 48-56 28-92 101-92 185 0 78 28 142 76 182 33 28 78 42 142 42 20 0 42-6 48-9 36-31 73-61 109-92-2 31-4 61-6 92 26-3 51-3 76-3 31 0 62 0 90 3zM372 498c0 65-3 73-17 95-28 48-75 79-120 79-87 0-148-84-148-202 0-106 53-171 140-171 39 0 78 14 112 37 19 14 33 28 33 36 0 42 0 84 0 126z">
            <text:p/>
          </draw:path>
          <draw:path draw:style-name="gr2" draw:text-style-name="P1" draw:layer="layout" svg:width="0.265cm" svg:height="0.643cm" svg:x="11.651cm" svg:y="16.625cm" svg:viewBox="0 0 266 644" svg:d="M221 537c-4-5-7-11-11-16-14 9-28 18-42 28-31 22-50 30-62 30-8 0-11-8-11-19 0-25 11-101 42-247 4-20 8-41 11-61 36 0 71 0 107 0 3-16 7-32 11-48-39 3-73 6-109 6 17-92 25-140 45-193-4-6-8-11-12-17-19 14-47 25-75 36-9 56-17 112-25 168-45 20-70 31-87 34-1 5-2 9-3 14 28 0 56 0 84 0-19 92-37 185-56 277-6 25-11 50-11 75 0 23 8 40 28 40 33 0 67-20 145-81 17-14 12-12 31-26z">
            <text:p/>
          </draw:path>
          <draw:path draw:style-name="gr2" draw:text-style-name="P1" draw:layer="layout" svg:width="0.699cm" svg:height="0.48cm" svg:x="12.16cm" svg:y="16.112cm" svg:viewBox="0 0 700 481" svg:d="M700 389c-3-7-6-13-9-20-8 6-16 12-25 17-28 20-50 31-61 31-6 0-12-8-12-20 0-11 0-19 6-39 24-97 49-194 73-291 5-17 8-33 8-39 0-17-11-28-25-28-28 0-67 17-126 59-62 45-95 78-143 145 10-44 19-89 28-134 3-20 9-34 9-39 0-20-12-31-28-31-28 0-73 22-126 62-45 33-65 53-129 139 11-42 22-85 34-128 2-17 5-31 5-42 0-20-8-31-22-31-20 0-59 20-132 73-8 6-17 13-25 19 2 7 4 13 6 20 10-8 20-15 30-22 37-23 40-23 48-23 11 0 17 9 17 23 0 50-39 240-81 380 1 4 1 8 2 11 23-5 45-11 68-16 7-33 15-66 22-98 22-110 50-168 104-227 42-45 84-73 111-73 9 0 12 6 12 20 0 33-20 145-62 316-5 22-11 45-17 67 2 4 4 8 6 11 22-5 45-11 67-16 8-35 15-69 22-104 14-78 48-154 93-201 53-59 101-93 134-93 6 0 11 9 11 23 0 25 0 39-25 123-14 51-28 102-42 154-5 28-11 53-11 75 0 23 11 39 28 39 25 0 62-22 157-92z">
            <text:p/>
          </draw:path>
          <draw:path draw:style-name="gr2" draw:text-style-name="P1" draw:layer="layout" svg:width="0.483cm" svg:height="0.475cm" svg:x="13.143cm" svg:y="16.124cm" svg:viewBox="0 0 484 476" svg:d="M484 98c0-53-33-98-70-98-8 0-14 3-25 6-31 36-45 50-64 64 3 7 7 15 11 22 8-8 19-14 33-14 23 0 40 23 40 56 0 54-26 135-56 193-34 59-73 87-115 87s-64-33-64-98c0-39 5-78 19-120 23-67 48-106 107-176-5-7-10-13-14-20-12 8-40 14-65 14-42 0-109-3-131-6-17 0-28 3-51 6-13 43-26 86-39 129 9 0 19 0 28 0 8-20 17-39 25-59 3-6 14-8 42-8 67 0 101-3 135-12-14 14-27 28-40 42-92 93-123 151-123 233 0 86 42 137 115 137 53 0 112-28 159-79 82-84 143-209 143-299z">
            <text:p/>
          </draw:path>
          <draw:path draw:style-name="gr2" draw:text-style-name="P1" draw:layer="layout" svg:width="0.587cm" svg:height="0.671cm" svg:x="14.716cm" svg:y="15.917cm" svg:viewBox="0 0 588 672" svg:d="M563 160c8-51 16-101 25-152-3-1-6-3-9-5-56-1-113-2-170-3-62 0-95 3-154 3-62 0-105-2-157-3-2 10-4 21-6 31 17 1 34 2 51 3 33 2 45 11 45 33 0 3 0 11-3 20-27 150-54 300-81 450-12 79-26 95-56 95-14 1-28 2-42 3-2 12-4 25-6 37 50-1 92-3 151-3 65 0 108 2 163 3 1-12 3-25 5-37-20-1-41-2-61-3-28 0-37-8-37-28 0-8 0-19 6-33 11-64 22-129 33-193 18 0 36 0 54 0 55 2 111 4 167 5 5-15 10-31 14-47-1-3-3-6-5-9-46 1-92 2-137 3-28 0-56 0-84 0 16-93 31-186 47-280 34-2 62-2 93-2 25 0 106 5 117 16 3 6 6 14 6 42 0 18 0 36 0 54 10 0 20 0 31 0z">
            <text:p/>
          </draw:path>
          <draw:path draw:style-name="gr2" draw:text-style-name="P1" draw:layer="layout" svg:width="0.528cm" svg:height="0.268cm" svg:x="15.682cm" svg:y="16.185cm" svg:viewBox="0 0 529 269" svg:d="M0 59c176 0 353 0 529 0 0-20 0-39 0-59-176 0-353 0-529 0 0 20 0 39 0 59zM0 269c176 0 353 0 529 0 0-20 0-40 0-59-176 0-353 0-529 0 0 19 0 39 0 59z">
            <text:p/>
          </draw:path>
          <draw:path draw:style-name="gr2" draw:text-style-name="P1" draw:layer="layout" svg:width="0.427cm" svg:height="0.699cm" svg:x="16.577cm" svg:y="15.905cm" svg:viewBox="0 0 428 700" svg:d="M428 319c0-215-61-319-198-319-152 0-230 123-230 361 0 115 22 214 56 263s90 76 151 76c148 0 221-129 221-381zM347 369c0 208-36 294-129 294-95 0-134-98-134-338 0-207 36-289 129-289 95 0 134 96 134 333z">
            <text:p/>
          </draw:path>
        </draw:g>
        <presentation:notes draw:style-name="dp2">
          <draw:page-thumbnail draw:style-name="gr3" draw:layer="layout" svg:width="19.314cm" svg:height="10.476cm" svg:x="1.137cm" svg:y="2.123cm" draw:page-number="1" presentation:class="page"/>
          <draw:frame presentation:style-name="pr1" draw:text-style-name="P2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presentation:notes draw:style-name="dp2">
          <draw:page-thumbnail draw:style-name="gr3" draw:layer="layout" svg:width="21.219cm" svg:height="10.476cm" svg:x="0.185cm" svg:y="2.123cm" draw:page-number="2" presentation:class="page"/>
          <draw:frame presentation:style-name="pr1" draw:text-style-name="P2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4" draw:text-style-name="P4" draw:layer="layout" svg:width="24.522cm" svg:height="3.723cm" svg:x="1.86cm" svg:y="3.457cm">
          <draw:text-box>
            <text:p text:style-name="P3"><text:span text:style-name="T1"></text:span><text:span text:style-name="T2"></text:span><text:span text:style-name="T3"></text:span><text:span text:style-name="T2"></text:span><text:span text:style-name="T3"></text:span><text:span text:style-name="T2"></text:span><text:span text:style-name="T2">?  +</text:span></text:p>
            <text:p text:style-name="P3"><text:span text:style-name="T2"/></text:p>
            <text:p text:style-name="P3"><text:span text:style-name="T2"></text:span><text:span text:style-name="T2">$</text:span><text:span text:style-name="T3"></text:span><text:span text:style-name="T2"></text:span></text:p>
            <text:p text:style-name="P3"><text:span text:style-name="T2"/></text:p>
            <text:p text:style-name="P3"><text:span text:style-name="T2"></text:span><text:span text:style-name="T4"></text:span><text:span text:style-name="T2"></text:span><text:span text:style-name="T4"></text:span><text:span text:style-name="T2"></text:span><text:span text:style-name="T4"></text:span><text:span text:style-name="T2"></text:span></text:p>
            <text:p text:style-name="P3"><text:span text:style-name="T2"></text:span><text:span text:style-name="T3"></text:span><text:span text:style-name="T2"></text:span></text:p>
          </draw:text-box>
        </draw:frame>
        <draw:custom-shape draw:style-name="gr5" draw:text-style-name="P5" draw:layer="layout" svg:width="4.996cm" svg:height="3.387cm" svg:x="4.656cm" svg:y="8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0.35cm" svg:height="5.292cm" svg:x="5.567cm" svg:y="9.386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85cm" svg:y1="17.459cm" svg:x2="12.247cm" svg:y2="15.448cm">
          <text:p/>
        </draw:line>
        <draw:custom-shape draw:style-name="gr8" draw:text-style-name="P5" draw:layer="layout" svg:width="1.291cm" svg:height="4.17cm" svg:x="20.007cm" svg:y="6.9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21.219cm" svg:height="10.476cm" svg:x="0.185cm" svg:y="2.123cm" draw:page-number="3" presentation:class="page"/>
          <draw:frame presentation:style-name="pr1" draw:text-style-name="P2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Regular" style:font-pitch="variable"/>
    <style:font-face style:name="DejaVu Serif" svg:font-family="'DejaVu Serif'" style:font-pitch="variable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/>
    <style:font-face style:name="Font Awesome 6 Free Regular2" svg:font-family="'Font Awesome 6 Free Regular'" style:font-adornments="Regular" style:font-pitch="variable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fo:min-width="2.63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 fo:min-width="1.848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middle" draw:auto-grow-height="false" fo:min-height="1.086cm" fo:min-width="4.689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DejaVu Serif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DejaVu Serif" fo:font-size="14pt" style:font-size-asian="14pt" style:font-size-complex="14pt"/>
    </style:style>
    <style:style style:name="MP7" style:family="paragraph">
      <style:paragraph-properties fo:text-align="center"/>
      <style:text-properties style:font-name="DejaVu Seri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style:font-name="DejaVu Serif" fo:font-size="14pt" style:font-size-asian="14pt" style:font-size-complex="14pt"/>
    </style:style>
    <style:style style:name="MP9" style:family="paragraph">
      <style:paragraph-properties fo:text-align="end"/>
      <style:text-properties style:font-name="DejaVu Seri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style:font-name="DejaVu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presentation:style-name="Mpr1" draw:text-style-name="MP6" draw:layer="backgroundobjects" svg:width="3.219cm" svg:height="0.533cm" svg:x="-0.068cm" svg:y="20.344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2.335cm" svg:height="0.533cm" svg:x="13.683cm" svg:y="20.344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10" draw:layer="backgroundobjects" svg:width="4.689cm" svg:height="0.461cm" svg:x="24.873cm" svg:y="20.344cm" presentation:class="page-number">
        <draw:text-box>
          <text:p text:style-name="MP9"><text:span text:style-name="MT2"><text:page-number>&lt;number&gt;</text:page-number></text:span><text:span text:style-name="MT2">/1748</text:span></text:p>
        </draw:text-box>
      </draw:frame>
      <presentation:notes style:page-layout-name="PM0"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4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8:46:55.856165000</meta:creation-date>
    <meta:editing-duration>PT12M43S</meta:editing-duration>
    <meta:editing-cycles>3</meta:editing-cycles>
    <meta:generator>LibreOffice/7.6.4.1$Linux_X86_64 LibreOffice_project/60$Build-1</meta:generator>
    <dc:title>Luca_A4L_dejavu</dc:title>
    <dc:date>2024-01-15T18:59:39.536911795</dc:date>
    <meta:print-date>2024-01-15T18:54:21.287179031</meta:print-date>
    <meta:printed-by>PDF files</meta:printed-by>
    <meta:document-statistic meta:object-count="87"/>
    <meta:user-defined meta:name="Author">PGLPM</meta:user-defined>
  </office:meta>
</office:document-meta>
</file>